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.getFromSystem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.transform( ModuleRevisionId mr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amespace.isId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.setChainrules( boolean chainR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.addRule( NamespaceRule r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.isChainr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.getToSystem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